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4ofitsssinfinity-100000-sigma=0.01-100error=2and5trial" table:style-name="ta1">
        <table:shapes>
          <draw:frame draw:z-index="0" draw:style-name="gr1" draw:text-style-name="P1" svg:width="160.08mm" svg:height="90.04mm" svg:x="264.42mm" svg:y="62.95mm">
            <loext:p draw:notify-on-update-of-ranges="'4ofitsssinfinity-100000-sigma=0.01-100error=2and5trial'.P11:'4ofitsssinfinity-100000-sigma=0.01-100error=2and5trial'.P24 '4ofitsssinfinity-100000-sigma=0.01-100error=2and5trial'.A6:'4ofitsssinfinity-100000-sigma=0.01-100error=2and5trial'.N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row table:style-name="ro1">
          <table:table-cell office:value-type="float" office:value="0.00176031968315" calcext:value-type="float">
            <text:p>0.00176031968315</text:p>
          </table:table-cell>
          <table:table-cell office:value-type="float" office:value="0.248364407454" calcext:value-type="float">
            <text:p>0.248364407454</text:p>
          </table:table-cell>
          <table:table-cell office:value-type="float" office:value="0.253312588895" calcext:value-type="float">
            <text:p>0.253312588895</text:p>
          </table:table-cell>
          <table:table-cell office:value-type="float" office:value="0.214553130097" calcext:value-type="float">
            <text:p>0.214553130097</text:p>
          </table:table-cell>
          <table:table-cell office:value-type="float" office:value="0.192400548418" calcext:value-type="float">
            <text:p>0.192400548418</text:p>
          </table:table-cell>
          <table:table-cell office:value-type="float" office:value="0.18047289347" calcext:value-type="float">
            <text:p>0.18047289347</text:p>
          </table:table-cell>
          <table:table-cell office:value-type="float" office:value="0.17478131533" calcext:value-type="float">
            <text:p>0.17478131533</text:p>
          </table:table-cell>
          <table:table-cell office:value-type="float" office:value="0.171570167633" calcext:value-type="float">
            <text:p>0.171570167633</text:p>
          </table:table-cell>
          <table:table-cell office:value-type="float" office:value="0.167291053473" calcext:value-type="float">
            <text:p>0.167291053473</text:p>
          </table:table-cell>
          <table:table-cell office:value-type="float" office:value="0.16451981814" calcext:value-type="float">
            <text:p>0.16451981814</text:p>
          </table:table-cell>
          <table:table-cell office:value-type="float" office:value="0.164514237364" calcext:value-type="float">
            <text:p>0.164514237364</text:p>
          </table:table-cell>
          <table:table-cell office:value-type="float" office:value="0.161915348202" calcext:value-type="float">
            <text:p>0.161915348202</text:p>
          </table:table-cell>
          <table:table-cell office:value-type="float" office:value="0.163696347325" calcext:value-type="float">
            <text:p>0.163696347325</text:p>
          </table:table-cell>
          <table:table-cell office:value-type="float" office:value="0.161812614916" calcext:value-type="float">
            <text:p>0.161812614916</text:p>
          </table:table-cell>
          <table:table-cell table:number-columns-repeated="2"/>
        </table:table-row>
        <table:table-row table:style-name="ro1">
          <table:table-cell office:value-type="float" office:value="0.0017277214491" calcext:value-type="float">
            <text:p>0.0017277214491</text:p>
          </table:table-cell>
          <table:table-cell office:value-type="float" office:value="0.248320990825" calcext:value-type="float">
            <text:p>0.248320990825</text:p>
          </table:table-cell>
          <table:table-cell office:value-type="float" office:value="0.254488845569" calcext:value-type="float">
            <text:p>0.254488845569</text:p>
          </table:table-cell>
          <table:table-cell office:value-type="float" office:value="0.211166816971" calcext:value-type="float">
            <text:p>0.211166816971</text:p>
          </table:table-cell>
          <table:table-cell office:value-type="float" office:value="0.193316079175" calcext:value-type="float">
            <text:p>0.193316079175</text:p>
          </table:table-cell>
          <table:table-cell office:value-type="float" office:value="0.181652792569" calcext:value-type="float">
            <text:p>0.181652792569</text:p>
          </table:table-cell>
          <table:table-cell office:value-type="float" office:value="0.172483685717" calcext:value-type="float">
            <text:p>0.172483685717</text:p>
          </table:table-cell>
          <table:table-cell office:value-type="float" office:value="0.171832185303" calcext:value-type="float">
            <text:p>0.171832185303</text:p>
          </table:table-cell>
          <table:table-cell office:value-type="float" office:value="0.167794880122" calcext:value-type="float">
            <text:p>0.167794880122</text:p>
          </table:table-cell>
          <table:table-cell office:value-type="float" office:value="0.16692574985" calcext:value-type="float">
            <text:p>0.16692574985</text:p>
          </table:table-cell>
          <table:table-cell office:value-type="float" office:value="0.164333790711" calcext:value-type="float">
            <text:p>0.164333790711</text:p>
          </table:table-cell>
          <table:table-cell office:value-type="float" office:value="0.163246029426" calcext:value-type="float">
            <text:p>0.163246029426</text:p>
          </table:table-cell>
          <table:table-cell office:value-type="float" office:value="0.162241873832" calcext:value-type="float">
            <text:p>0.162241873832</text:p>
          </table:table-cell>
          <table:table-cell office:value-type="float" office:value="0.160926859859" calcext:value-type="float">
            <text:p>0.160926859859</text:p>
          </table:table-cell>
          <table:table-cell table:number-columns-repeated="2"/>
        </table:table-row>
        <table:table-row table:style-name="ro1">
          <table:table-cell office:value-type="float" office:value="0.00173352294185" calcext:value-type="float">
            <text:p>0.00173352294185</text:p>
          </table:table-cell>
          <table:table-cell office:value-type="float" office:value="0.249216654112" calcext:value-type="float">
            <text:p>0.249216654112</text:p>
          </table:table-cell>
          <table:table-cell office:value-type="float" office:value="0.253683571575" calcext:value-type="float">
            <text:p>0.253683571575</text:p>
          </table:table-cell>
          <table:table-cell office:value-type="float" office:value="0.213877779154" calcext:value-type="float">
            <text:p>0.213877779154</text:p>
          </table:table-cell>
          <table:table-cell office:value-type="float" office:value="0.194193212466" calcext:value-type="float">
            <text:p>0.194193212466</text:p>
          </table:table-cell>
          <table:table-cell office:value-type="float" office:value="0.180912103527" calcext:value-type="float">
            <text:p>0.180912103527</text:p>
          </table:table-cell>
          <table:table-cell office:value-type="float" office:value="0.172461540117" calcext:value-type="float">
            <text:p>0.172461540117</text:p>
          </table:table-cell>
          <table:table-cell office:value-type="float" office:value="0.169505628172" calcext:value-type="float">
            <text:p>0.169505628172</text:p>
          </table:table-cell>
          <table:table-cell office:value-type="float" office:value="0.168868053535" calcext:value-type="float">
            <text:p>0.168868053535</text:p>
          </table:table-cell>
          <table:table-cell office:value-type="float" office:value="0.165561365009" calcext:value-type="float">
            <text:p>0.165561365009</text:p>
          </table:table-cell>
          <table:table-cell office:value-type="float" office:value="0.163666960384" calcext:value-type="float">
            <text:p>0.163666960384</text:p>
          </table:table-cell>
          <table:table-cell office:value-type="float" office:value="0.164166979143" calcext:value-type="float">
            <text:p>0.164166979143</text:p>
          </table:table-cell>
          <table:table-cell office:value-type="float" office:value="0.161749209962" calcext:value-type="float">
            <text:p>0.161749209962</text:p>
          </table:table-cell>
          <table:table-cell office:value-type="float" office:value="0.163708550172" calcext:value-type="float">
            <text:p>0.163708550172</text:p>
          </table:table-cell>
          <table:table-cell table:number-columns-repeated="2"/>
        </table:table-row>
        <table:table-row table:style-name="ro1">
          <table:table-cell office:value-type="float" office:value="0.00173032646617" calcext:value-type="float">
            <text:p>0.00173032646617</text:p>
          </table:table-cell>
          <table:table-cell office:value-type="float" office:value="0.251382586656" calcext:value-type="float">
            <text:p>0.251382586656</text:p>
          </table:table-cell>
          <table:table-cell office:value-type="float" office:value="0.255213900963" calcext:value-type="float">
            <text:p>0.255213900963</text:p>
          </table:table-cell>
          <table:table-cell office:value-type="float" office:value="0.213230116243" calcext:value-type="float">
            <text:p>0.213230116243</text:p>
          </table:table-cell>
          <table:table-cell office:value-type="float" office:value="0.191909836337" calcext:value-type="float">
            <text:p>0.191909836337</text:p>
          </table:table-cell>
          <table:table-cell office:value-type="float" office:value="0.181025115673" calcext:value-type="float">
            <text:p>0.181025115673</text:p>
          </table:table-cell>
          <table:table-cell office:value-type="float" office:value="0.173841445876" calcext:value-type="float">
            <text:p>0.173841445876</text:p>
          </table:table-cell>
          <table:table-cell office:value-type="float" office:value="0.170371432053" calcext:value-type="float">
            <text:p>0.170371432053</text:p>
          </table:table-cell>
          <table:table-cell office:value-type="float" office:value="0.16862257391" calcext:value-type="float">
            <text:p>0.16862257391</text:p>
          </table:table-cell>
          <table:table-cell office:value-type="float" office:value="0.165649026643" calcext:value-type="float">
            <text:p>0.165649026643</text:p>
          </table:table-cell>
          <table:table-cell office:value-type="float" office:value="0.165785113178" calcext:value-type="float">
            <text:p>0.165785113178</text:p>
          </table:table-cell>
          <table:table-cell office:value-type="float" office:value="0.162854806015" calcext:value-type="float">
            <text:p>0.162854806015</text:p>
          </table:table-cell>
          <table:table-cell office:value-type="float" office:value="0.163705691129" calcext:value-type="float">
            <text:p>0.163705691129</text:p>
          </table:table-cell>
          <table:table-cell office:value-type="float" office:value="0.162512564155" calcext:value-type="float">
            <text:p>0.162512564155</text:p>
          </table:table-cell>
          <table:table-cell table:number-columns-repeated="2"/>
        </table:table-row>
        <table:table-row table:style-name="ro1">
          <table:table-cell office:value-type="float" office:value="0.0017332373525" calcext:value-type="float">
            <text:p>0.0017332373525</text:p>
          </table:table-cell>
          <table:table-cell office:value-type="float" office:value="0.251000457859" calcext:value-type="float">
            <text:p>0.251000457859</text:p>
          </table:table-cell>
          <table:table-cell office:value-type="float" office:value="0.253861518306" calcext:value-type="float">
            <text:p>0.253861518306</text:p>
          </table:table-cell>
          <table:table-cell office:value-type="float" office:value="0.213586726848" calcext:value-type="float">
            <text:p>0.213586726848</text:p>
          </table:table-cell>
          <table:table-cell office:value-type="float" office:value="0.191544708618" calcext:value-type="float">
            <text:p>0.191544708618</text:p>
          </table:table-cell>
          <table:table-cell office:value-type="float" office:value="0.181735441478" calcext:value-type="float">
            <text:p>0.181735441478</text:p>
          </table:table-cell>
          <table:table-cell office:value-type="float" office:value="0.174161485854" calcext:value-type="float">
            <text:p>0.174161485854</text:p>
          </table:table-cell>
          <table:table-cell office:value-type="float" office:value="0.170443552175" calcext:value-type="float">
            <text:p>0.170443552175</text:p>
          </table:table-cell>
          <table:table-cell office:value-type="float" office:value="0.166976525496" calcext:value-type="float">
            <text:p>0.166976525496</text:p>
          </table:table-cell>
          <table:table-cell office:value-type="float" office:value="0.167330924203" calcext:value-type="float">
            <text:p>0.167330924203</text:p>
          </table:table-cell>
          <table:table-cell office:value-type="float" office:value="0.164266035713" calcext:value-type="float">
            <text:p>0.164266035713</text:p>
          </table:table-cell>
          <table:table-cell office:value-type="float" office:value="0.16461552956" calcext:value-type="float">
            <text:p>0.16461552956</text:p>
          </table:table-cell>
          <table:table-cell office:value-type="float" office:value="0.161761788854" calcext:value-type="float">
            <text:p>0.161761788854</text:p>
          </table:table-cell>
          <table:table-cell office:value-type="float" office:value="0.163559329179" calcext:value-type="float">
            <text:p>0.163559329179</text:p>
          </table:table-cell>
          <table:table-cell table:number-columns-repeated="2"/>
        </table:table-row>
        <table:table-row table:style-name="ro1">
          <table:table-cell table:formula="of:=MEDIAN([.A1:.A5])" office:value-type="float" office:value="0.0017332373525" calcext:value-type="float">
            <text:p>0.0017332373525</text:p>
          </table:table-cell>
          <table:table-cell table:formula="of:=MEDIAN([.B1:.B5])" office:value-type="float" office:value="0.249216654112" calcext:value-type="float">
            <text:p>0.249216654112</text:p>
          </table:table-cell>
          <table:table-cell table:formula="of:=MEDIAN([.C1:.C5])" office:value-type="float" office:value="0.253861518306" calcext:value-type="float">
            <text:p>0.253861518306</text:p>
          </table:table-cell>
          <table:table-cell table:formula="of:=MEDIAN([.D1:.D5])" office:value-type="float" office:value="0.213586726848" calcext:value-type="float">
            <text:p>0.213586726848</text:p>
          </table:table-cell>
          <table:table-cell table:formula="of:=MEDIAN([.E1:.E5])" office:value-type="float" office:value="0.192400548418" calcext:value-type="float">
            <text:p>0.192400548418</text:p>
          </table:table-cell>
          <table:table-cell table:formula="of:=MEDIAN([.F1:.F5])" office:value-type="float" office:value="0.181025115673" calcext:value-type="float">
            <text:p>0.181025115673</text:p>
          </table:table-cell>
          <table:table-cell table:formula="of:=MEDIAN([.G1:.G5])" office:value-type="float" office:value="0.173841445876" calcext:value-type="float">
            <text:p>0.173841445876</text:p>
          </table:table-cell>
          <table:table-cell table:formula="of:=MEDIAN([.H1:.H5])" office:value-type="float" office:value="0.170443552175" calcext:value-type="float">
            <text:p>0.170443552175</text:p>
          </table:table-cell>
          <table:table-cell table:formula="of:=MEDIAN([.I1:.I5])" office:value-type="float" office:value="0.167794880122" calcext:value-type="float">
            <text:p>0.167794880122</text:p>
          </table:table-cell>
          <table:table-cell table:formula="of:=MEDIAN([.J1:.J5])" office:value-type="float" office:value="0.165649026643" calcext:value-type="float">
            <text:p>0.165649026643</text:p>
          </table:table-cell>
          <table:table-cell table:formula="of:=MEDIAN([.K1:.K5])" office:value-type="float" office:value="0.164333790711" calcext:value-type="float">
            <text:p>0.164333790711</text:p>
          </table:table-cell>
          <table:table-cell table:formula="of:=MEDIAN([.L1:.L5])" office:value-type="float" office:value="0.163246029426" calcext:value-type="float">
            <text:p>0.163246029426</text:p>
          </table:table-cell>
          <table:table-cell table:formula="of:=MEDIAN([.M1:.M5])" office:value-type="float" office:value="0.162241873832" calcext:value-type="float">
            <text:p>0.162241873832</text:p>
          </table:table-cell>
          <table:table-cell table:formula="of:=MEDIAN([.N1:.N5])" office:value-type="float" office:value="0.162512564155" calcext:value-type="float">
            <text:p>0.162512564155</text:p>
          </table:table-cell>
          <table:table-cell table:number-columns-repeated="2"/>
        </table:table-row>
        <table:table-row table:style-name="ro1">
          <table:table-cell table:formula="of:=MAX([.A1:.A5])-[.A6]" office:value-type="float" office:value="0.0000270823306500001" calcext:value-type="float">
            <text:p>2.70823306500001E-05</text:p>
          </table:table-cell>
          <table:table-cell table:formula="of:=MAX([.B1:.B5])-[.B6]" office:value-type="float" office:value="0.00216593254399999" calcext:value-type="float">
            <text:p>0.002165932544</text:p>
          </table:table-cell>
          <table:table-cell table:formula="of:=MAX([.C1:.C5])-[.C6]" office:value-type="float" office:value="0.001352382657" calcext:value-type="float">
            <text:p>0.001352382657</text:p>
          </table:table-cell>
          <table:table-cell table:formula="of:=MAX([.D1:.D5])-[.D6]" office:value-type="float" office:value="0.000966403248999992" calcext:value-type="float">
            <text:p>0.000966403249</text:p>
          </table:table-cell>
          <table:table-cell table:formula="of:=MAX([.E1:.E5])-[.E6]" office:value-type="float" office:value="0.00179266404799999" calcext:value-type="float">
            <text:p>0.001792664048</text:p>
          </table:table-cell>
          <table:table-cell table:formula="of:=MAX([.F1:.F5])-[.F6]" office:value-type="float" office:value="0.000710325804999995" calcext:value-type="float">
            <text:p>0.000710325805</text:p>
          </table:table-cell>
          <table:table-cell table:formula="of:=MAX([.G1:.G5])-[.G6]" office:value-type="float" office:value="0.000939869453999986" calcext:value-type="float">
            <text:p>0.000939869454</text:p>
          </table:table-cell>
          <table:table-cell table:formula="of:=MAX([.H1:.H5])-[.H6]" office:value-type="float" office:value="0.001388633128" calcext:value-type="float">
            <text:p>0.001388633128</text:p>
          </table:table-cell>
          <table:table-cell table:formula="of:=MAX([.I1:.I5])-[.I6]" office:value-type="float" office:value="0.00107317341300001" calcext:value-type="float">
            <text:p>0.001073173413</text:p>
          </table:table-cell>
          <table:table-cell table:formula="of:=MAX([.J1:.J5])-[.J6]" office:value-type="float" office:value="0.00168189756000001" calcext:value-type="float">
            <text:p>0.00168189756</text:p>
          </table:table-cell>
          <table:table-cell table:formula="of:=MAX([.K1:.K5])-[.K6]" office:value-type="float" office:value="0.001451322467" calcext:value-type="float">
            <text:p>0.001451322467</text:p>
          </table:table-cell>
          <table:table-cell table:formula="of:=MAX([.L1:.L5])-[.L6]" office:value-type="float" office:value="0.001369500134" calcext:value-type="float">
            <text:p>0.001369500134</text:p>
          </table:table-cell>
          <table:table-cell table:formula="of:=MAX([.M1:.M5])-[.M6]" office:value-type="float" office:value="0.00146381729699999" calcext:value-type="float">
            <text:p>0.001463817297</text:p>
          </table:table-cell>
          <table:table-cell table:formula="of:=MAX([.N1:.N5])-[.N6]" office:value-type="float" office:value="0.00119598601700002" calcext:value-type="float">
            <text:p>0.001195986017</text:p>
          </table:table-cell>
          <table:table-cell table:number-columns-repeated="2"/>
        </table:table-row>
        <table:table-row table:style-name="ro1">
          <table:table-cell table:formula="of:=[.A6]-MIN([.A1:.A5])" office:value-type="float" office:value="0.00000551590339999998" calcext:value-type="float">
            <text:p>5.51590339999998E-06</text:p>
          </table:table-cell>
          <table:table-cell table:formula="of:=[.B6]-MIN([.B1:.B5])" office:value-type="float" office:value="0.000895663286999998" calcext:value-type="float">
            <text:p>0.000895663287</text:p>
          </table:table-cell>
          <table:table-cell table:formula="of:=[.C6]-MIN([.C1:.C5])" office:value-type="float" office:value="0.000548929411000043" calcext:value-type="float">
            <text:p>0.000548929411</text:p>
          </table:table-cell>
          <table:table-cell table:formula="of:=[.D6]-MIN([.D1:.D5])" office:value-type="float" office:value="0.00241990987700003" calcext:value-type="float">
            <text:p>0.002419909877</text:p>
          </table:table-cell>
          <table:table-cell table:formula="of:=[.E6]-MIN([.E1:.E5])" office:value-type="float" office:value="0.000855839800000008" calcext:value-type="float">
            <text:p>0.0008558398</text:p>
          </table:table-cell>
          <table:table-cell table:formula="of:=[.F6]-MIN([.F1:.F5])" office:value-type="float" office:value="0.000552222203000025" calcext:value-type="float">
            <text:p>0.000552222203</text:p>
          </table:table-cell>
          <table:table-cell table:formula="of:=[.G6]-MIN([.G1:.G5])" office:value-type="float" office:value="0.00137990575900002" calcext:value-type="float">
            <text:p>0.001379905759</text:p>
          </table:table-cell>
          <table:table-cell table:formula="of:=[.H6]-MIN([.H1:.H5])" office:value-type="float" office:value="0.000937924002999996" calcext:value-type="float">
            <text:p>0.000937924003</text:p>
          </table:table-cell>
          <table:table-cell table:formula="of:=[.I6]-MIN([.I1:.I5])" office:value-type="float" office:value="0.000818354625999995" calcext:value-type="float">
            <text:p>0.000818354626</text:p>
          </table:table-cell>
          <table:table-cell table:formula="of:=[.J6]-MIN([.J1:.J5])" office:value-type="float" office:value="0.001129208503" calcext:value-type="float">
            <text:p>0.001129208503</text:p>
          </table:table-cell>
          <table:table-cell table:formula="of:=[.K6]-MIN([.K1:.K5])" office:value-type="float" office:value="0.00066683032699999" calcext:value-type="float">
            <text:p>0.000666830327</text:p>
          </table:table-cell>
          <table:table-cell table:formula="of:=[.L6]-MIN([.L1:.L5])" office:value-type="float" office:value="0.00133068122400001" calcext:value-type="float">
            <text:p>0.001330681224</text:p>
          </table:table-cell>
          <table:table-cell table:formula="of:=[.M6]-MIN([.M1:.M5])" office:value-type="float" office:value="0.000492663870000021" calcext:value-type="float">
            <text:p>0.00049266387</text:p>
          </table:table-cell>
          <table:table-cell table:formula="of:=[.N6]-MIN([.N1:.N5])" office:value-type="float" office:value="0.001585704296" calcext:value-type="float">
            <text:p>0.001585704296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table:formula="of:=[.P11]+1.5" office:value-type="float" office:value="1.5" calcext:value-type="float">
            <text:p>1.5</text:p>
          </table:table-cell>
        </table:table-row>
        <table:table-row table:style-name="ro1">
          <table:table-cell table:number-columns-repeated="15"/>
          <table:table-cell table:formula="of:=[.P12]+1.5" office:value-type="float" office:value="3" calcext:value-type="float">
            <text:p>3</text:p>
          </table:table-cell>
        </table:table-row>
        <table:table-row table:style-name="ro1">
          <table:table-cell table:number-columns-repeated="15"/>
          <table:table-cell table:formula="of:=[.P13]+1.5" office:value-type="float" office:value="4.5" calcext:value-type="float">
            <text:p>4.5</text:p>
          </table:table-cell>
        </table:table-row>
        <table:table-row table:style-name="ro1">
          <table:table-cell table:number-columns-repeated="15"/>
          <table:table-cell table:formula="of:=[.P14]+1.5"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  <table:table-cell table:formula="of:=[.P15]+1.5" office:value-type="float" office:value="7.5" calcext:value-type="float">
            <text:p>7.5</text:p>
          </table:table-cell>
        </table:table-row>
        <table:table-row table:style-name="ro1">
          <table:table-cell table:number-columns-repeated="15"/>
          <table:table-cell table:formula="of:=[.P16]+1.5"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  <table:table-cell table:formula="of:=[.P17]+1.5" office:value-type="float" office:value="10.5" calcext:value-type="float">
            <text:p>10.5</text:p>
          </table:table-cell>
        </table:table-row>
        <table:table-row table:style-name="ro1">
          <table:table-cell table:number-columns-repeated="15"/>
          <table:table-cell table:formula="of:=[.P18]+1.5" office:value-type="float" office:value="12" calcext:value-type="float">
            <text:p>12</text:p>
          </table:table-cell>
        </table:table-row>
        <table:table-row table:style-name="ro1">
          <table:table-cell table:number-columns-repeated="15"/>
          <table:table-cell table:formula="of:=[.P19]+1.5" office:value-type="float" office:value="13.5" calcext:value-type="float">
            <text:p>13.5</text:p>
          </table:table-cell>
        </table:table-row>
        <table:table-row table:style-name="ro1">
          <table:table-cell table:number-columns-repeated="15"/>
          <table:table-cell table:formula="of:=[.P20]+1.5"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  <table:table-cell table:formula="of:=[.P21]+1.5" office:value-type="float" office:value="16.5" calcext:value-type="float">
            <text:p>16.5</text:p>
          </table:table-cell>
        </table:table-row>
        <table:table-row table:style-name="ro1">
          <table:table-cell table:number-columns-repeated="15"/>
          <table:table-cell table:formula="of:=[.P22]+1.5" office:value-type="float" office:value="18" calcext:value-type="float">
            <text:p>18</text:p>
          </table:table-cell>
        </table:table-row>
        <table:table-row table:style-name="ro1">
          <table:table-cell table:number-columns-repeated="15"/>
          <table:table-cell table:formula="of:=[.P23]+1.5" office:value-type="float" office:value="19.5" calcext:value-type="float">
            <text:p>1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2:21:26.764511144</dc:date>
    <meta:editing-duration>PT5M27S</meta:editing-duration>
    <meta:editing-cycles>1</meta:editing-cycles>
    <meta:document-statistic meta:table-count="1" meta:cell-count="126" meta:object-count="1"/>
    <meta:generator>LibreOffice/5.3.4.2$Linux_X86_64 LibreOffice_project/f82d347ccc0be322489bf7da61d7e4ad13fe2ff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row-mapping="13" chart:style-name="ch1">
        <chart:legend chart:legend-position="end" svg:x="13.712cm" svg:y="4.229cm" style:legend-expansion="high" chart:style-name="ch2"/>
        <chart:plot-area chart:style-name="ch3" table:cell-range-address="'4ofitsssinfinity-100000-sigma=0.01-100error=2and5trial'.P11:'4ofitsssinfinity-100000-sigma=0.01-100error=2and5trial'.P24 '4ofitsssinfinity-100000-sigma=0.01-100error=2and5trial'.A6:'4ofitsssinfinity-100000-sigma=0.01-100error=2and5trial'.N6" chart:data-source-has-labels="row" svg:x="0.32cm" svg:y="0.18cm" svg:width="13.072cm" svg:height="8.645cm">
          <chartooo:coordinate-region svg:x="1.232cm" svg:y="0.354cm" svg:width="11.828cm" svg:height="7.877cm"/>
          <chart:axis chart:dimension="x" chart:name="primary-x" chart:style-name="ch4" chartooo:axis-type="auto">
            <chartooo:date-scale/>
            <chart:categories table:cell-range-address="'4ofitsssinfinity-100000-sigma=0.01-100error=2and5trial'.P11:'4ofitsssinfinity-100000-sigma=0.01-100error=2and5trial'.P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4ofitsssinfinity-100000-sigma=0.01-100error=2and5trial'.A6:'4ofitsssinfinity-100000-sigma=0.01-100error=2and5trial'.N6" chart:class="chart:line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4ofitsssinfinity-100000-sigma=0.01-100error=2and5trial'.P11:'4ofitsssinfinity-100000-sigma=0.01-100error=2and5trial'.P24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2">
                <text:p>12</text:p>
              </table:table-cell>
              <table:table-cell office:value-type="float" office:value="13.5">
                <text:p>13.5</text:p>
              </table:table-cell>
              <table:table-cell office:value-type="float" office:value="15">
                <text:p>15</text:p>
              </table:table-cell>
              <table:table-cell office:value-type="float" office:value="16.5">
                <text:p>16.5</text:p>
              </table:table-cell>
              <table:table-cell office:value-type="float" office:value="18">
                <text:p>18</text:p>
              </table:table-cell>
              <table:table-cell office:value-type="float" office:value="19.5">
                <text:p>19.5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0017332373525">
                <text:p>0.0017332373525</text:p>
                <draw:g>
                  <svg:desc>'4ofitsssinfinity-100000-sigma=0.01-100error=2and5trial'.A6:'4ofitsssinfinity-100000-sigma=0.01-100error=2and5trial'.N6</svg:desc>
                </draw:g>
              </table:table-cell>
              <table:table-cell office:value-type="float" office:value="0.249216654112">
                <text:p>0.249216654112</text:p>
              </table:table-cell>
              <table:table-cell office:value-type="float" office:value="0.253861518306">
                <text:p>0.253861518306</text:p>
              </table:table-cell>
              <table:table-cell office:value-type="float" office:value="0.213586726848">
                <text:p>0.213586726848</text:p>
              </table:table-cell>
              <table:table-cell office:value-type="float" office:value="0.192400548418">
                <text:p>0.192400548418</text:p>
              </table:table-cell>
              <table:table-cell office:value-type="float" office:value="0.181025115673">
                <text:p>0.181025115673</text:p>
              </table:table-cell>
              <table:table-cell office:value-type="float" office:value="0.173841445876">
                <text:p>0.173841445876</text:p>
              </table:table-cell>
              <table:table-cell office:value-type="float" office:value="0.170443552175">
                <text:p>0.170443552175</text:p>
              </table:table-cell>
              <table:table-cell office:value-type="float" office:value="0.167794880122">
                <text:p>0.167794880122</text:p>
              </table:table-cell>
              <table:table-cell office:value-type="float" office:value="0.165649026643">
                <text:p>0.165649026643</text:p>
              </table:table-cell>
              <table:table-cell office:value-type="float" office:value="0.164333790711">
                <text:p>0.164333790711</text:p>
              </table:table-cell>
              <table:table-cell office:value-type="float" office:value="0.163246029426">
                <text:p>0.163246029426</text:p>
              </table:table-cell>
              <table:table-cell office:value-type="float" office:value="0.162241873832">
                <text:p>0.162241873832</text:p>
              </table:table-cell>
              <table:table-cell office:value-type="float" office:value="0.162512564155">
                <text:p>0.162512564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